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BENCH_metaheu_ts__niter_10_search_anxious_init_one2one_memory_5_times4ave_100_maxs_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10nodes/dis_29.txt</text:p>
          </table:table-cell>
          <table:table-cell office:value-type="float" office:value="0.20238472700119" calcext:value-type="float">
            <text:p>0,20238472700119</text:p>
          </table:table-cell>
          <table:table-cell office:value-type="float" office:value="828.71" calcext:value-type="float">
            <text:p>828,7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10nodes/dis_1.txt</text:p>
          </table:table-cell>
          <table:table-cell office:value-type="float" office:value="0.202313847541809" calcext:value-type="float">
            <text:p>0,202313847541809</text:p>
          </table:table-cell>
          <table:table-cell office:value-type="float" office:value="811.17" calcext:value-type="float">
            <text:p>811,17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10nodes/dis_12.txt</text:p>
          </table:table-cell>
          <table:table-cell office:value-type="float" office:value="0.202573747634888" calcext:value-type="float">
            <text:p>0,202573747634888</text:p>
          </table:table-cell>
          <table:table-cell office:value-type="float" office:value="808.96" calcext:value-type="float">
            <text:p>808,96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10nodes/dis_4.txt</text:p>
          </table:table-cell>
          <table:table-cell office:value-type="float" office:value="0.202400043010712" calcext:value-type="float">
            <text:p>0,202400043010712</text:p>
          </table:table-cell>
          <table:table-cell office:value-type="float" office:value="798.11" calcext:value-type="float">
            <text:p>798,1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10nodes/dis_25.txt</text:p>
          </table:table-cell>
          <table:table-cell office:value-type="float" office:value="0.202411639690399" calcext:value-type="float">
            <text:p>0,202411639690399</text:p>
          </table:table-cell>
          <table:table-cell office:value-type="float" office:value="763.28" calcext:value-type="float">
            <text:p>763,28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10nodes/dis_28.txt</text:p>
          </table:table-cell>
          <table:table-cell office:value-type="float" office:value="0.202439985275269" calcext:value-type="float">
            <text:p>0,202439985275269</text:p>
          </table:table-cell>
          <table:table-cell office:value-type="float" office:value="908.27" calcext:value-type="float">
            <text:p>908,27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10nodes/dis_8.txt</text:p>
          </table:table-cell>
          <table:table-cell office:value-type="float" office:value="0.202086498737335" calcext:value-type="float">
            <text:p>0,202086498737335</text:p>
          </table:table-cell>
          <table:table-cell office:value-type="float" office:value="843.99" calcext:value-type="float">
            <text:p>843,99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10nodes/dis_13.txt</text:p>
          </table:table-cell>
          <table:table-cell office:value-type="float" office:value="0.202670032978058" calcext:value-type="float">
            <text:p>0,202670032978058</text:p>
          </table:table-cell>
          <table:table-cell office:value-type="float" office:value="764.25" calcext:value-type="float">
            <text:p>764,25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10nodes/dis_22.txt</text:p>
          </table:table-cell>
          <table:table-cell office:value-type="float" office:value="0.202346968650818" calcext:value-type="float">
            <text:p>0,202346968650818</text:p>
          </table:table-cell>
          <table:table-cell office:value-type="float" office:value="802.42" calcext:value-type="float">
            <text:p>802,42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10nodes/dis_0.txt</text:p>
          </table:table-cell>
          <table:table-cell office:value-type="float" office:value="0.202208318710327" calcext:value-type="float">
            <text:p>0,202208318710327</text:p>
          </table:table-cell>
          <table:table-cell office:value-type="float" office:value="887.97" calcext:value-type="float">
            <text:p>887,9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10nodes/dis_6.txt</text:p>
          </table:table-cell>
          <table:table-cell office:value-type="float" office:value="0.20219722032547" calcext:value-type="float">
            <text:p>0,20219722032547</text:p>
          </table:table-cell>
          <table:table-cell office:value-type="float" office:value="975.84" calcext:value-type="float">
            <text:p>975,84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10nodes/dis_11.txt</text:p>
          </table:table-cell>
          <table:table-cell office:value-type="float" office:value="0.202279415130615" calcext:value-type="float">
            <text:p>0,202279415130615</text:p>
          </table:table-cell>
          <table:table-cell office:value-type="float" office:value="822.33" calcext:value-type="float">
            <text:p>822,33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10nodes/dis_18.txt</text:p>
          </table:table-cell>
          <table:table-cell office:value-type="float" office:value="0.202396767139435" calcext:value-type="float">
            <text:p>0,202396767139435</text:p>
          </table:table-cell>
          <table:table-cell office:value-type="float" office:value="768.92" calcext:value-type="float">
            <text:p>768,92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10nodes/dis_2.txt</text:p>
          </table:table-cell>
          <table:table-cell office:value-type="float" office:value="0.202484602928162" calcext:value-type="float">
            <text:p>0,202484602928162</text:p>
          </table:table-cell>
          <table:table-cell office:value-type="float" office:value="793.9" calcext:value-type="float">
            <text:p>793,9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10nodes/dis_20.txt</text:p>
          </table:table-cell>
          <table:table-cell office:value-type="float" office:value="0.202521154880524" calcext:value-type="float">
            <text:p>0,202521154880524</text:p>
          </table:table-cell>
          <table:table-cell office:value-type="float" office:value="794.55" calcext:value-type="float">
            <text:p>794,55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10nodes/dis_21.txt</text:p>
          </table:table-cell>
          <table:table-cell office:value-type="float" office:value="0.202280898094177" calcext:value-type="float">
            <text:p>0,202280898094177</text:p>
          </table:table-cell>
          <table:table-cell office:value-type="float" office:value="860.81" calcext:value-type="float">
            <text:p>860,8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10nodes/dis_16.txt</text:p>
          </table:table-cell>
          <table:table-cell office:value-type="float" office:value="0.202196371555328" calcext:value-type="float">
            <text:p>0,202196371555328</text:p>
          </table:table-cell>
          <table:table-cell office:value-type="float" office:value="746.2" calcext:value-type="float">
            <text:p>746,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10nodes/dis_24.txt</text:p>
          </table:table-cell>
          <table:table-cell office:value-type="float" office:value="0.201899516582489" calcext:value-type="float">
            <text:p>0,201899516582489</text:p>
          </table:table-cell>
          <table:table-cell office:value-type="float" office:value="918.72" calcext:value-type="float">
            <text:p>918,72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10nodes/dis_23.txt</text:p>
          </table:table-cell>
          <table:table-cell office:value-type="float" office:value="0.202407772541046" calcext:value-type="float">
            <text:p>0,202407772541046</text:p>
          </table:table-cell>
          <table:table-cell office:value-type="float" office:value="773.85" calcext:value-type="float">
            <text:p>773,85</text:p>
          </table:table-cell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10nodes/dis_3.txt</text:p>
          </table:table-cell>
          <table:table-cell office:value-type="float" office:value="0.202386474609375" calcext:value-type="float">
            <text:p>0,202386474609375</text:p>
          </table:table-cell>
          <table:table-cell office:value-type="float" office:value="822.14" calcext:value-type="float">
            <text:p>822,14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10nodes/dis_9.txt</text:p>
          </table:table-cell>
          <table:table-cell office:value-type="float" office:value="0.202642452716827" calcext:value-type="float">
            <text:p>0,202642452716827</text:p>
          </table:table-cell>
          <table:table-cell office:value-type="float" office:value="865.58" calcext:value-type="float">
            <text:p>865,58</text:p>
          </table:table-cell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10nodes/dis_27.txt</text:p>
          </table:table-cell>
          <table:table-cell office:value-type="float" office:value="0.202484426498413" calcext:value-type="float">
            <text:p>0,202484426498413</text:p>
          </table:table-cell>
          <table:table-cell office:value-type="float" office:value="853.28" calcext:value-type="float">
            <text:p>853,28</text:p>
          </table:table-cell>
          <table:table-cell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10nodes/dis_17.txt</text:p>
          </table:table-cell>
          <table:table-cell office:value-type="float" office:value="0.202242865562439" calcext:value-type="float">
            <text:p>0,202242865562439</text:p>
          </table:table-cell>
          <table:table-cell office:value-type="float" office:value="888.43" calcext:value-type="float">
            <text:p>888,43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10nodes/dis_26.txt</text:p>
          </table:table-cell>
          <table:table-cell office:value-type="float" office:value="0.202181298732758" calcext:value-type="float">
            <text:p>0,202181298732758</text:p>
          </table:table-cell>
          <table:table-cell office:value-type="float" office:value="935.07" calcext:value-type="float">
            <text:p>935,0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10nodes/dis_7.txt</text:p>
          </table:table-cell>
          <table:table-cell office:value-type="float" office:value="0.202025008201599" calcext:value-type="float">
            <text:p>0,202025008201599</text:p>
          </table:table-cell>
          <table:table-cell office:value-type="float" office:value="706.86" calcext:value-type="float">
            <text:p>706,86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10nodes/dis_15.txt</text:p>
          </table:table-cell>
          <table:table-cell office:value-type="float" office:value="0.202291510105133" calcext:value-type="float">
            <text:p>0,202291510105133</text:p>
          </table:table-cell>
          <table:table-cell office:value-type="float" office:value="706.35" calcext:value-type="float">
            <text:p>706,35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10nodes/dis_5.txt</text:p>
          </table:table-cell>
          <table:table-cell office:value-type="float" office:value="0.202478041648865" calcext:value-type="float">
            <text:p>0,202478041648865</text:p>
          </table:table-cell>
          <table:table-cell office:value-type="float" office:value="935.77" calcext:value-type="float">
            <text:p>935,77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10nodes/dis_14.txt</text:p>
          </table:table-cell>
          <table:table-cell office:value-type="float" office:value="0.202417688369751" calcext:value-type="float">
            <text:p>0,202417688369751</text:p>
          </table:table-cell>
          <table:table-cell office:value-type="float" office:value="915.22" calcext:value-type="float">
            <text:p>915,22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10nodes/dis_10.txt</text:p>
          </table:table-cell>
          <table:table-cell office:value-type="float" office:value="0.202540936470032" calcext:value-type="float">
            <text:p>0,202540936470032</text:p>
          </table:table-cell>
          <table:table-cell office:value-type="float" office:value="875.52" calcext:value-type="float">
            <text:p>875,52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10nodes/dis_19.txt</text:p>
          </table:table-cell>
          <table:table-cell office:value-type="float" office:value="0.202176549434662" calcext:value-type="float">
            <text:p>0,202176549434662</text:p>
          </table:table-cell>
          <table:table-cell office:value-type="float" office:value="1043.87" calcext:value-type="float">
            <text:p>1043,8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table:number-columns-repeated="3"/>
          <table:table-cell table:formula="of:=SUM([.D2:.D31])/30" office:value-type="float" office:value="840.678" calcext:value-type="float">
            <text:p>840,67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02T10:11:44.748884797</dc:date>
    <meta:editing-duration>PT29S</meta:editing-duration>
    <meta:editing-cycles>1</meta:editing-cycles>
    <meta:document-statistic meta:table-count="1" meta:cell-count="155" meta:object-count="0"/>
    <meta:generator>LibreOffice/6.4.6.2$Linux_X86_64 LibreOffice_project/40$Build-2</meta:generator>
  </office:meta>
</office:document-meta>
</file>